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Khmer OS Muol Light" svg:font-family="'Khmer OS Muol Light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style:font-name="Khmer OS" fo:font-size="14pt" officeooo:rsid="0012c4f0" officeooo:paragraph-rsid="0012c4f0" fo:background-color="#18a303" style:font-name-complex="Khmer OS"/>
    </style:style>
    <style:style style:name="P2" style:family="paragraph" style:parent-style-name="Standard">
      <style:text-properties style:font-name="Khmer OS" officeooo:rsid="000ebe93" officeooo:paragraph-rsid="000f366a" style:font-name-complex="Khmer OS"/>
    </style:style>
    <style:style style:name="P3" style:family="paragraph" style:parent-style-name="Standard">
      <style:text-properties style:font-name="Khmer OS" officeooo:rsid="000ebe93" officeooo:paragraph-rsid="00116c85" style:font-name-complex="Khmer OS"/>
    </style:style>
    <style:style style:name="P4" style:family="paragraph" style:parent-style-name="Standard">
      <style:text-properties style:font-name="Khmer OS" officeooo:paragraph-rsid="00142ccb" style:font-name-complex="Khmer OS"/>
    </style:style>
    <style:style style:name="T1" style:family="text">
      <style:text-properties officeooo:rsid="000ebe93"/>
    </style:style>
    <style:style style:name="T2" style:family="text">
      <style:text-properties officeooo:rsid="000f648e"/>
    </style:style>
    <style:style style:name="T3" style:family="text">
      <style:text-properties officeooo:rsid="00116c85"/>
    </style:style>
    <style:style style:name="T4" style:family="text">
      <style:text-properties style:font-name="Khmer OS Siemreap" fo:font-size="32pt" style:font-size-asian="32pt"/>
    </style:style>
    <style:style style:name="T5" style:family="text">
      <style:text-properties style:font-name="Khmer OS Siemreap" fo:font-size="32pt" style:font-size-asian="32pt" style:font-size-complex="12pt"/>
    </style:style>
    <style:style style:name="T6" style:family="text">
      <style:text-properties style:font-name="Khmer OS Siemreap" fo:font-size="12pt" style:font-size-asian="12pt" style:font-size-complex="12pt"/>
    </style:style>
    <style:style style:name="T7" style:family="text">
      <style:text-properties style:font-name="Khmer OS" officeooo:rsid="000ebe93" style:font-name-complex="Khmer OS"/>
    </style:style>
    <style:style style:name="T8" style:family="text">
      <style:text-properties style:font-name="Khmer OS" officeooo:rsid="000f648e" style:font-name-complex="Khmer OS"/>
    </style:style>
    <style:style style:name="T9" style:family="text">
      <style:text-properties style:font-name="Khmer OS" officeooo:rsid="00116c85" style:font-name-complex="Khmer OS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32pt" style:font-size-asian="3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15/Jul/21</text:p>
      <text:p text:style-name="P2"><text:span text:style-name="T2"><text:line-break/><text:tab/>- (Full Functional Dependency or FFD) </text:span>ភាពអាស្រ័យអនុគមន៍ពេញលេញនឹង<text:tab/>ពេញលេញ</text:p>
      <text:p text:style-name="P4"><text:span text:style-name="T1"><text:tab/>- </text:span><text:span text:style-name="T2">(</text:span><text:span text:style-name="T3">Partial</text:span><text:span text:style-name="T2"> Functional Dependency or </text:span><text:span text:style-name="T3">P</text:span><text:span text:style-name="T2">FD) </text:span><text:span text:style-name="T1">ភាពអាស្រ័យអនុគមន៍</text:span><text:span text:style-name="T3">ដោយផ្នែក<text:line-break/><text:tab/>- </text:span><text:span text:style-name="T10">(Transitive Functional Dependency = TFD) <text:s/></text:span><text:span text:style-name="T11">ភាពអាស្រ័យអនុគមន៍ឆ្លង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Khmer OS Muol Light" svg:font-family="'Khmer OS Muol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Khmer OS Muol Light" style:font-family-complex="'Khmer OS Muol Ligh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Muol Light" style:font-family-complex="'Khmer OS Muol Ligh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Muol Light" style:font-family-complex="'Khmer OS Muol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Khmer OS Muol Light" style:font-family-complex="'Khmer OS Muol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Muol Light" style:font-family-complex="'Khmer OS Muol Light'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Muol Light" style:font-family-complex="'Khmer OS Muol Ligh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Khmer OS Muol Light" style:font-family-complex="'Khmer OS Muol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5T09:53:22.994740146</dc:date>
    <meta:editing-duration>PT12M48S</meta:editing-duration>
    <meta:editing-cycles>8</meta:editing-cycles>
    <meta:generator>LibreOffice/7.1.4.2$Linux_X86_64 LibreOffice_project/10$Build-2</meta:generator>
    <meta:document-statistic meta:table-count="0" meta:image-count="0" meta:object-count="0" meta:page-count="1" meta:paragraph-count="3" meta:word-count="35" meta:character-count="194" meta:non-whitespace-character-count="168"/>
  </office:meta>
</office:document-meta>
</file>